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2926323" text:style-name="WWNum1">
        <text:list-item>
          <text:p text:style-name="P2"><text:span text:style-name="T1">Analyze each CSS code and write in the space provided what are selectors, properties, and values used. Each selector/property/value is 1 point. Answers can be no particular order.</text:span></text:p>
        </text:list-item>
      </text:list>
      <text:p text:style-name="P3"/>
      <text:p text:style-name="P3"/>
      <text:p text:style-name="P3"/>
      <text:p text:style-name="P5"><text:span text:style-name="T1">body {</text:span></text:p>
      <text:p text:style-name="P5"><text:span text:style-name="T1"><text:tab/>background-color: lightblue;</text:span></text:p>
      <text:p text:style-name="P5"><text:span text:style-name="T1"><text:tab/>color: white;</text:span></text:p>
      <text:p text:style-name="P5"><text:span text:style-name="T1">}</text:span></text:p>
      <text:p text:style-name="P3"/>
      <text:p text:style-name="P6"><text:span text:style-name="T1">h1 {</text:span></text:p>
      <text:p text:style-name="Standard"><text:span text:style-name="T2"><text:tab/><text:tab/>color: white;</text:span></text:p>
      <text:p text:style-name="Standard"><text:span text:style-name="T2"><text:tab/><text:tab/>text-align: center:</text:span></text:p>
      <text:p text:style-name="P5"><text:span text:style-name="T1">}</text:span></text:p>
      <text:p text:style-name="P3"/>
      <text:p text:style-name="P5"><text:span text:style-name="T1">p {</text:span></text:p>
      <text:p text:style-name="P5"><text:span text:style-name="T1"><text:tab/>font-family: verdana;</text:span></text:p>
      <text:p text:style-name="P5"><text:span text:style-name="T1"><text:tab/>font-size: 20px;</text:span></text:p>
      <text:p text:style-name="P5"><text:span text:style-name="T1">}</text:span></text:p>
      <text:p text:style-name="P7"/>
      <text:p text:style-name="P1"/>
      <text:p text:style-name="Standard"><text:span text:style-name="T2">Selector 1:</text:span><text:span text:style-name="T3"> body <text:s text:c="25"/></text:span><text:span text:style-name="T2">Selector 2: </text:span><text:span text:style-name="T3">h1 <text:s text:c="12"/></text:span><text:span text:style-name="T2">Selector 3: </text:span><text:span text:style-name="T3">p</text:span></text:p>
      <text:p text:style-name="Standard"><text:span text:style-name="T2">Property 1: </text:span><text:span text:style-name="T3">background-color <text:s text:c="2"/></text:span><text:span text:style-name="T2">Property 1: </text:span><text:span text:style-name="T3">color <text:s text:c="7"/></text:span><text:span text:style-name="T2">Property 1: </text:span><text:span text:style-name="T3">font-family</text:span></text:p>
      <text:p text:style-name="P1"/>
      <text:p text:style-name="Standard"><text:span text:style-name="T2">Value 1: </text:span><text:span text:style-name="T3">lightblue <text:s text:c="22"/></text:span><text:span text:style-name="T2">Value 1: </text:span><text:span text:style-name="T3">white <text:s text:c="13"/></text:span><text:span text:style-name="T2">Value 1: </text:span><text:span text:style-name="T3">verdana</text:span></text:p>
      <text:p text:style-name="P1"/>
      <text:p text:style-name="Standard"><text:soft-page-break/><text:span text:style-name="T2">Property 2: </text:span><text:span text:style-name="T3">color <text:s text:c="24"/></text:span><text:span text:style-name="T2">Property 2: </text:span><text:span text:style-name="T3">text-align <text:s text:c="2"/></text:span><text:span text:style-name="T2">Property 2: </text:span><text:span text:style-name="T3">font-size</text:span></text:p>
      <text:p text:style-name="P1"/>
      <text:p text:style-name="Standard"><text:bookmark text:name="_gjdgxs"/><text:span text:style-name="T2">Value 2: </text:span><text:span text:style-name="T3">white <text:s text:c="28"/></text:span><text:span text:style-name="T2">Value 2: </text:span><text:span text:style-name="T3">center <text:s text:c="14"/></text:span><text:span text:style-name="T2">Value 2: <text:s/></text:span><text:span text:style-name="T3">20px</text:span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95" meta:character-count="736" meta:non-whitespace-character-count="502"/>
    <meta:generator>LibreOfficeDev/6.0.5.2$Linux_X86_64 LibreOffice_project/</meta:generator>
  </office:meta>
</office:document-meta>
</file>